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Source Code Pro Black" svg:font-family="'Source Code Pro Black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style:font-name="Times New Roman" fo:font-size="13pt" officeooo:paragraph-rsid="00027e39" style:font-size-asian="13pt" style:font-size-complex="13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style:font-name="Times New Roman" fo:font-size="13pt" fo:font-style="italic" officeooo:rsid="000ac835" officeooo:paragraph-rsid="000ac835" style:font-size-asian="13pt" style:font-style-asian="italic" style:font-size-complex="13pt" style:font-style-complex="italic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99cm" fo:margin-bottom="1.199cm" loext:contextual-spacing="false" fo:line-height="115%" fo:text-align="center" style:justify-single-word="false" fo:text-indent="0cm" style:auto-text-indent="false" style:page-number="auto" fo:background-color="transparent"/>
      <style:text-properties style:font-name="Arial Black" fo:font-size="54pt" fo:font-weight="bold" officeooo:paragraph-rsid="00027e39" style:font-size-asian="54pt" style:font-weight-asian="bold" style:font-size-complex="5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style:font-name="Times New Roman" fo:font-size="13pt" officeooo:paragraph-rsid="00027e39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cm" style:auto-text-indent="false" fo:background-color="transparent"/>
      <style:text-properties style:font-name="Times New Roman" fo:font-size="13pt" officeooo:paragraph-rsid="00027e39" style:font-size-asian="13pt" style:font-size-complex="13pt"/>
    </style:style>
    <style:style style:name="T1" style:family="text">
      <style:text-properties officeooo:rsid="00017622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209ca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027e39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0293f3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03e4c2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043d77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061a7b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027e39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293f3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043d77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0209ca" style:font-size-asian="12pt" style:font-size-complex="12pt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03e4c2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061a7b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08fa12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27e39"/>
    </style:style>
    <style:style style:name="T22" style:family="text">
      <style:text-properties fo:font-variant="normal" fo:text-transform="none" fo:color="#000000" fo:letter-spacing="normal" fo:font-style="normal" fo:font-weight="normal" officeooo:rsid="000293f3"/>
    </style:style>
    <style:style style:name="T23" style:family="text">
      <style:text-properties fo:font-variant="normal" fo:text-transform="none" fo:color="#000000" fo:letter-spacing="normal" fo:font-style="normal" fo:font-weight="normal" officeooo:rsid="00043d77"/>
    </style:style>
    <style:style style:name="T24" style:family="text">
      <style:text-properties fo:font-variant="normal" fo:text-transform="none" fo:color="#000000" fo:letter-spacing="normal" fo:font-style="normal" fo:font-weight="normal" officeooo:rsid="000209ca"/>
    </style:style>
    <style:style style:name="T25" style:family="text">
      <style:text-properties fo:font-variant="normal" fo:text-transform="none" fo:color="#000000" fo:letter-spacing="normal" fo:font-style="normal" fo:font-weight="normal" officeooo:rsid="0003e4c2"/>
    </style:style>
    <style:style style:name="T26" style:family="text">
      <style:text-properties fo:font-variant="normal" fo:text-transform="none" fo:color="#000000" fo:letter-spacing="normal" fo:font-style="normal" fo:font-weight="normal" officeooo:rsid="00061a7b"/>
    </style:style>
    <style:style style:name="T27" style:family="text">
      <style:text-properties fo:font-variant="normal" fo:text-transform="none" fo:color="#000000" fo:letter-spacing="normal" fo:font-style="normal" fo:font-weight="normal" officeooo:rsid="0008fa12"/>
    </style:style>
    <style:style style:name="T28" style:family="text">
      <style:text-properties fo:font-variant="normal" fo:text-transform="none" fo:color="#000000" fo:letter-spacing="normal" fo:font-weight="normal"/>
    </style:style>
    <style:style style:name="T29" style:family="text">
      <style:text-properties fo:font-variant="normal" fo:text-transform="none" fo:color="#000000" fo:letter-spacing="normal" fo:font-weight="normal" officeooo:rsid="00061a7b"/>
    </style:style>
    <style:style style:name="T30" style:family="text">
      <style:text-properties fo:font-size="12pt" officeooo:rsid="00017622" style:font-size-asian="12pt" style:font-size-complex="12pt"/>
    </style:style>
    <style:style style:name="T31" style:family="text">
      <style:text-properties style:font-name="Times New Roman" fo:font-size="12pt" officeooo:rsid="00017622" style:font-size-asian="12pt" style:font-size-complex="12pt"/>
    </style:style>
    <style:style style:name="T32" style:family="text">
      <style:text-properties fo:color="#000000" style:font-name="Times New Roman" fo:font-size="12pt" officeooo:rsid="00017622" style:font-size-asian="12pt" style:font-size-complex="12pt"/>
    </style:style>
    <style:style style:name="T33" style:family="text">
      <style:text-properties fo:color="#000000" fo:font-size="12pt" officeooo:rsid="00017622" style:font-size-asian="12pt" style:font-size-complex="12pt"/>
    </style:style>
    <style:style style:name="T34" style:family="text">
      <style:text-properties fo:color="#000000" officeooo:rsid="00017622"/>
    </style:style>
    <style:style style:name="T35" style:family="text">
      <style:text-properties officeooo:rsid="0009b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<text:span text:style-name="T35">YO</text:span>"</text:p>
      <text:p text:style-name="P5"><text:span text:style-name="T1">Graffiti pt. "Yo" zostało wykonane przez Kacpra Szklennika ucznia I Liceum Ogólnokształcącego Collegium Gostomianum. Powstało ono na początku XXI w. Przedstawia nurt sztuki współczesnej tzw. STREET ART (ang. sztuka ulicy) w formie graffiti -</text:span><text:span text:style-name="T34"> </text:span><text:span text:style-name="T20">nazwa zbiorcza dla różniących się tematem i przeznaczeniem elementów wizualnych, np. obrazów, podpisów lub rysunków, które są umieszczane w </text:span><text:span text:style-name="T11">przestrzeni publicznej </text:span><text:span text:style-name="T20">lub prywatnej za pomocą różnych technik. Zazwyczaj tworzone jest anonimowo i bez odpowiednich zezwoleń lub – rzadziej – za zgodą albo na zamówienie właściciela pomalowanego obiektu.</text:span></text:p>
      <text:p text:style-name="P4"><text:span text:style-name="T21">Forma malowidła nie jest skomplikowana, jednak nie oznacza to, </text:span><text:span text:style-name="T22">że do jego wykonania nie potrzeba większych umiejętności. </text:span><text:span text:style-name="T23">Zostało przedstawione na kartce A4 za pomocą ołówków.</text:span><text:span text:style-name="T22"> Wykonane jest za pomocą koloru białego i czarnego oraz jego odcieni(kolory neutralne) natomiast światło pada od góry a modelunek światłocieniowy jest miękki. Ma kształt prostokątu usytuowanego horyzontalnie. </text:span><text:span text:style-name="T24">Na pierwszy rzut oka od strony wizualnej dzieło Kacpra nie porywa, jednak gdy się bardziej wgłębimy w temat zrozumiemy co miał na myśli autor. Zwrot "elo" jest skrótem od angielskiego słowa "hello", inaczej cześć lub siema. Używany głównie w środowisku młodzieżowym. Autor chciał zaznaczyć, że owe słowo w dużym stopniu wyparło inne powitania słowne. "V" umieszczone na końcu tagu a w nim zawarty gest "victorii", </text:span><text:span text:style-name="T21">pokazuje pokojowość zwrotu jak i całego wytworu artysty. Umieszczenie tego tagu na dzielnicy wrogiego gangu lub wrogiej grupy ma sygnalizować chęć podjęcia rozmów w ważnych kwestiach lub też zawarcie całkowitego pokoju. </text:span><text:span text:style-name="T25">Tytuł "Yo" </text:span><text:span text:style-name="T23">jest z kolei odwołaniem do innego powitania słownego – Yo. Yo po Polsku można też tłumaczyć na "joł", nie należy mylić z kaszubskim znaczeniem tego słowa, ponieważ w tej gwarze oznacza ono "tak". </text:span><text:span text:style-name="T26">Jest po prostu szybkim zwrotem służacym do przywitania się z kimś lub przywitania kogoś. Artysta tworząc to dzieło nie uwzględnił w nim tytułu jako podlegał on ocenie i na minutę przed przedstawieniem </text:span><text:span text:style-name="T27">go</text:span><text:span text:style-name="T26"> wymyślił coś na szybko.</text:span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2"><text:span text:style-name="T29">P</text:span><text:span text:style-name="T28">iotr Nowa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Source Code Pro Black" svg:font-family="'Source Code Pro Black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1S</meta:editing-duration>
    <meta:editing-cycles>10</meta:editing-cycles>
    <meta:generator>LibreOffice/5.4.3.2$Windows_x86 LibreOffice_project/92a7159f7e4af62137622921e809f8546db437e5</meta:generator>
    <dc:date>2017-12-05T21:20:15.263000000</dc:date>
    <meta:document-statistic meta:table-count="0" meta:image-count="0" meta:object-count="0" meta:page-count="1" meta:paragraph-count="4" meta:word-count="301" meta:character-count="2052" meta:non-whitespace-character-count="1752"/>
    <meta:user-defined meta:name="Info 1"/>
    <meta:user-defined meta:name="Info 2"/>
    <meta:user-defined meta:name="Info 3"/>
    <meta:user-defined meta:name="Info 4"/>
  </office:meta>
</office:document-meta>
</file>